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649" officeooo:paragraph-rsid="00045649"/>
    </style:style>
    <style:style style:name="P2" style:family="paragraph" style:parent-style-name="Standard">
      <style:text-properties officeooo:rsid="000563c0" officeooo:paragraph-rsid="000563c0"/>
    </style:style>
    <style:style style:name="T1" style:family="text">
      <style:text-properties officeooo:rsid="00056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ì hiện tại đơn: <text:tab/><text:tab/>S+ V</text:p>
      <text:p text:style-name="P1">- Diễn tả 1 sự thật hiển nhiên</text:p>
      <text:p text:style-name="P1">- Diễn tả 1 hành động lặp đi, lặp lại nhiều lần</text:p>
      <text:p text:style-name="P1"><text:tab/>VD: <text:tab/>I go to school by bike</text:p>
      <text:p text:style-name="P1"><text:tab/> <text:s text:c="7"/><text:tab/>I usually go to bed late</text:p>
      <text:p text:style-name="P1"/>
      <text:p text:style-name="P1"/>
      <text:p text:style-name="P1">Thì hiện tại tiếp diễn:<text:tab/>S+ am/is/are+ V-ing</text:p>
      <text:p text:style-name="P1">- Diễn tả hành động xảy ra xung quanh tại thời điểm nói hoặc ngay tại thời điểm nói</text:p>
      <text:p text:style-name="P1">- Diễn tả 1 hành động lặp đi lặp lại nhiều lần mà hành động đó gây rắc rối cho người nói (thường sử dụng với always)</text:p>
      <text:p text:style-name="P1">- Diễn tả hành động chuẩn bị xảy ra trong tương lai gần</text:p>
      <text:p text:style-name="P1"><text:tab/>VD:<text:tab/>I'm learning E, now</text:p>
      <text:p text:style-name="P1"><text:tab/><text:tab/>He<text:span text:style-name="T1">'s</text:span> always <text:span text:style-name="T1">losing his key</text:span></text:p>
      <text:p text:style-name="P1"><text:tab/><text:tab/>I<text:span text:style-name="T1">'m preparing for the test</text:span></text:p>
      <text:p text:style-name="P1"><text:tab/><text:tab/></text:p>
      <text:p text:style-name="P1"/>
      <text:p text:style-name="P1">Thì hiện tại hoàn thành:<text:tab/>S+ have/has +V(PII)</text:p>
      <text:p text:style-name="P1">- Diễn tả hành động xảy ra trong quá khứ nhưng không xác định rõ thời gian</text:p>
      <text:p text:style-name="P1">- Diễn tả hành động xảy ra trong quá khứ và hành động đó đến hiện tại vẫn tiếp tục</text:p>
      <text:p text:style-name="P1">- Chỉ một hành động xảy ra lặp đi lăp lại trong quá khứ</text:p>
      <text:p text:style-name="P1"><text:tab/><text:span text:style-name="T1">VD:<text:tab/>I have done homework</text:span></text:p>
      <text:p text:style-name="P1"><text:tab/><text:tab/>I <text:span text:style-name="T1">have lived in Ha Noi since 2013</text:span></text:p>
      <text:p text:style-name="P1"><text:tab/><text:tab/>I <text:span text:style-name="T1">have seen this movie 3 times</text:span></text:p>
      <text:p text:style-name="P1"/>
      <text:p text:style-name="P1"/>
      <text:p text:style-name="P1">Thì quá khứ đơn:<text:tab/><text:tab/>S+ V-ed</text:p>
      <text:p text:style-name="P1">- Diễn tả hành động đã xảy ra và kết thúc tại một khoảng thời gian xác định trong quá khứ</text:p>
      <text:p text:style-name="P2"><text:tab/>VD:<text:tab/>he visited his parent every weekend</text:p>
      <text:p text:style-name="P1"/>
      <text:p text:style-name="P1"/>
      <text:p text:style-name="P1">Thì quá khứ tiếp diễn:<text:tab/>S+ were/was+ V-ing</text:p>
      <text:p text:style-name="P1">- Diễn tả 1 hành động đang xảy ra thì 1 hành động khác xen vào trong quá khứ</text:p>
      <text:p text:style-name="P1"><text:tab/><text:span text:style-name="T1">S1+ were/was+ V-ing + when S2+ V-ed</text:span></text:p>
      <text:p text:style-name="P1">- Diễn tả 2 hành động xảy ra đồng thời trong quá khứ</text:p>
      <text:p text:style-name="P1"><text:tab/><text:span text:style-name="T1">S1+ were/was+ V-ing + while S2 + were/was+ V-ing</text:span></text:p>
      <text:p text:style-name="P1">- Diễn tả 1 hành động xảy ra trong quá khứ tại 1 thời điểm xác định</text:p>
      <text:p text:style-name="P1"><text:tab/></text:p>
      <text:p text:style-name="P1"><text:tab/><text:span text:style-name="T1">VD:<text:tab/>I was studying when she came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1:19:11.613004167</meta:creation-date>
    <dc:date>2015-12-23T00:34:19.776044462</dc:date>
    <meta:editing-duration>PT2H43M7S</meta:editing-duration>
    <meta:editing-cycles>1</meta:editing-cycles>
    <meta:document-statistic meta:table-count="0" meta:image-count="0" meta:object-count="0" meta:page-count="1" meta:paragraph-count="31" meta:word-count="315" meta:character-count="1403" meta:non-whitespace-character-count="1085"/>
    <meta:generator>LibreOffice/4.2.8.2$Linux_X86_64 LibreOffice_project/420m0$Build-2</meta:generator>
  </office:meta>
</office:document-meta>
</file>